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nonymous Pro" svg:font-family="'Anonymous Pro'" style:font-family-generic="modern" style:font-pitch="fixed"/>
    <style:font-face style:name="Anonymous Pro1" svg:font-family="'Anonymous Pro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Код">
      <style:text-properties fo:language="en" fo:country="US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nonymous Pro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ae00"/>
    </style:style>
    <style:style style:name="T6" style:family="text">
      <style:text-properties fo:color="#00ae00" style:font-name="Anonymous Pr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Conditional recursive grammar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rgey Strukov 2014, version 1.00</text:p>
      <text:p text:style-name="P3"/>
      <text:p text:style-name="P3">Copyright <text:span text:style-name="T1">©</text:span> 2014 Sergey Strukov. All rights reserved.</text:p>
      <text:p text:style-name="P3">This document is public. You may freely distribute it free of charge as far as it's content, copyright notice and authorship is unchanged.</text:p>
      <text:h text:style-name="P4" text:outline-level="2">1. Introduction.</text:h>
      <text:p text:style-name="Text_20_body">Developing computer technologies is based on using of formal languages of different kinds and purposes. “Formal” means a language, whose syntax and semantic can be algorithmically defined. The first step of the language definition is a definition of texts, which are considered as formally correct. From the mathematical perspective we have an alphabet as a given finite set of <text:span text:style-name="T4">letters</text:span> and the set of all sequences of such letters – <text:span text:style-name="T4">words</text:span>. To define a language we need to select some subset of words. The selection must be constructive, i.e. there should be given a precise algorithm to determine if the given word belongs to the language. It is important, that this algorithm would be efficient. Another important thing is: the word processing must not only determine if the word is correct, but also give some information about meaning of this word. The usual meaning is a representation of the word as an <text:span text:style-name="T4">abstract syntax tree</text:span> (<text:span text:style-name="T2">AST</text:span>). Consider the following simple example.</text:p>
      <text:p text:style-name="Text_20_body">Let the alphabet consists of the following letters: <text:s/><text:span text:style-name="T6">x ( ) + *</text:span> . There is a way of language definition, which is called <text:span text:style-name="T4">context-free or recursive grammar</text:span>. In order to define a language such grammar introduce a finite set of variables, which are commonly called <text:span text:style-name="T4">non-terminals</text:span>. Each non-terminal has a finite set of associated <text:span text:style-name="T4">production rules</text:span>. Here is a grammar of the simple language <text:span text:style-name="T2">AMP</text:span>.</text:p>
      <text:p text:style-name="P5">! A</text:p>
      <text:p text:style-name="P5"><text:s/>{</text:p>
      <text:p text:style-name="P5"><text:s text:c="2"/>M <text:s text:c="4"/>: castA</text:p>
      <text:p text:style-name="P5"><text:s text:c="2"/>A <text:span text:style-name="T5">+</text:span> M : opAdd</text:p>
      <text:p text:style-name="P5"><text:s/>}</text:p>
      <text:p text:style-name="P5"/>
      <text:p text:style-name="P5">M</text:p>
      <text:p text:style-name="P5"><text:s/>{</text:p>
      <text:p text:style-name="P5"><text:s text:c="2"/>P <text:s text:c="4"/>: castM</text:p>
      <text:p text:style-name="P5"><text:s text:c="2"/>P <text:span text:style-name="T5">*</text:span> M : opMul</text:p>
      <text:p text:style-name="P5"><text:s/>}</text:p>
      <text:p text:style-name="Код"/>
      <text:p text:style-name="Код">P</text:p>
      <text:p text:style-name="Код"><text:s/>{</text:p>
      <text:p text:style-name="Код"><text:s text:c="2"/><text:span text:style-name="T5">x</text:span> <text:s text:c="4"/>: opVar</text:p>
      <text:p text:style-name="Код"><text:s text:c="2"/><text:span text:style-name="T5">(</text:span> A <text:span text:style-name="T5">)</text:span> : opBra</text:p>
      <text:p text:style-name="Код"><text:s/>}</text:p>
      <text:p text:style-name="Text_20_body">This grammar has tree non-terminals: <text:span text:style-name="T3">A M P</text:span>. Production rules are written inside figure brackets. Each rule has a name. It is given after <text:span text:style-name="T3">:</text:span> . The rule body is simply a sequence of letters or non-terminals. The informal meaning of rule is: substitute each non-terminal with the word from the correspondent non-terminal class and you will receive a word from the target non-terminal class. <text:soft-page-break/>I.e. grammar defines word sets per each non-terminal simultaneously and recursively. The word set for the non-terminal <text:span text:style-name="T3">A</text:span> constitute the language. </text:p>
      <text:p text:style-name="Text_20_body">For example, consider the following word: <text:span text:style-name="T6">( x + x ) * x</text:span>. It may be produced as following:</text:p>
      <text:p text:style-name="Код">opVar() → <text:span text:style-name="T5">x</text:span> : P</text:p>
      <text:p text:style-name="Код">castM( <text:span text:style-name="T5">x</text:span> ) → <text:span text:style-name="T5">x</text:span> : M</text:p>
      <text:p text:style-name="Код">castA( <text:span text:style-name="T5">x</text:span> ) → <text:span text:style-name="T5">x</text:span> : A</text:p>
      <text:p text:style-name="Код">opAdd( <text:span text:style-name="T5">x</text:span> , <text:span text:style-name="T5">x</text:span> ) → <text:span text:style-name="T5">x + x</text:span> : A</text:p>
      <text:p text:style-name="Код">opBra( <text:span text:style-name="T5">x + x</text:span> ) → <text:span text:style-name="T5">( x + x )</text:span> : P</text:p>
      <text:p text:style-name="Код">opMul( <text:span text:style-name="T5">( x + x )</text:span> , <text:span text:style-name="T5">x</text:span> ) → <text:span text:style-name="T5">( x + x ) * x</text:span> : M</text:p>
      <text:p text:style-name="Код">castA( <text:span text:style-name="T5">( x + x ) * x</text:span> ) → <text:span text:style-name="T5">( x + x ) * x</text:span> : A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1" svg:font-family="'Times New Roman'" style:font-family-generic="roman"/>
    <style:font-face style:name="Anonymous Pro" svg:font-family="'Anonymous Pro'" style:font-family-generic="modern" style:font-pitch="fixed"/>
    <style:font-face style:name="Anonymous Pro1" svg:font-family="'Anonymous Pro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1cm" style:auto-text-indent="false" style:page-number="auto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class="text" style:default-outline-level="2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Код" style:family="paragraph" style:parent-style-name="Text_20_body" style:class="text" style:master-page-name="">
      <style:paragraph-properties fo:margin-left="0cm" fo:margin-right="0cm" fo:text-indent="0cm" style:auto-text-indent="false" style:page-number="auto" fo:background-color="transparent" fo:padding="0.049cm" fo:border="0.002cm solid #000000" style:shadow="none">
        <style:tab-stops/>
        <style:background-image/>
      </style:paragraph-properties>
      <style:text-properties style:font-name="Anonymous Pr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3T22:54:49.53</meta:creation-date>
    <meta:editing-cycles>36</meta:editing-cycles>
    <meta:editing-duration>PT01H12M51S</meta:editing-duration>
    <dc:description>This document contains desciption of conditional recursive grammars.</dc:description>
    <meta:keyword>formal grammars</meta:keyword>
    <dc:subject>Conditional recursive grammars</dc:subject>
    <dc:title>Conditional recursive grammars</dc:title>
    <dc:date>2014-02-04T16:58:38.73</dc:date>
    <meta:generator>OpenOffice.org/3.0$Win32 OpenOffice.org_project/300m9$Build-9358</meta:generator>
    <meta:document-statistic meta:table-count="0" meta:image-count="0" meta:object-count="0" meta:page-count="3" meta:paragraph-count="32" meta:word-count="490" meta:character-count="2553"/>
    <meta:user-defined meta:name="Поле 1"/>
    <meta:user-defined meta:name="Поле 2"/>
    <meta:user-defined meta:name="Поле 3"/>
    <meta:user-defined meta:name="Поле 4"/>
  </office:meta>
</office:document-meta>
</file>